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24a" officeooo:paragraph-rsid="0010624a"/>
    </style:style>
    <style:style style:name="P2" style:family="paragraph" style:parent-style-name="Standard">
      <style:text-properties officeooo:rsid="0010624a" officeooo:paragraph-rsid="0010624a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rro conexão segura </text:p>
      <text:p text:style-name="P2"/>
      <text:p text:style-name="P1"><text:s/>ng <text:s/>s --ssl true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5T11:43:50.185000000</meta:creation-date>
    <dc:date>2023-04-25T11:44:41.890000000</dc:date>
    <meta:editing-duration>PT52S</meta:editing-duration>
    <meta:editing-cycles>1</meta:editing-cycles>
    <meta:document-statistic meta:table-count="0" meta:image-count="0" meta:object-count="0" meta:page-count="1" meta:paragraph-count="2" meta:word-count="8" meta:character-count="39" meta:non-whitespace-character-count="29"/>
    <meta:generator>LibreOffice/7.3.1.3$Windows_X86_64 LibreOffice_project/a69ca51ded25f3eefd52d7bf9a5fad8c90b87951</meta:generator>
  </office:meta>
</office:document-meta>
</file>